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">
      <style:table-properties style:width="16.877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004cm"/>
    </style:style>
    <style:style style:name="Таблица1.B" style:family="table-column">
      <style:table-column-properties style:column-width="8.437cm"/>
    </style:style>
    <style:style style:name="Таблица1.C" style:family="table-column">
      <style:table-column-properties style:column-width="2.503cm"/>
    </style:style>
    <style:style style:name="Таблица1.D" style:family="table-column">
      <style:table-column-properties style:column-width="3.93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2.877cm" fo:keep-together="auto"/>
    </style:style>
    <style:style style:name="Таблица1.8" style:family="table-row">
      <style:table-row-properties style:min-row-height="0.716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size-asian="11pt" style:language-asian="ru" style:country-asian="RU" style:font-name-complex="Times New Roman1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1pt" fo:language="ru" fo:country="RU" style:letter-kerning="false" style:font-size-asian="11pt" style:language-asian="ru" style:country-asian="RU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.709cm" style:auto-text-indent="false"/>
      <style:text-properties style:font-name="Times New Roman" fo:font-size="8pt" officeooo:paragraph-rsid="000830b3" style:font-size-asian="8pt" style:font-size-complex="8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.709cm" style:auto-text-indent="false"/>
      <style:text-properties style:font-name="Times New Roman" fo:font-size="8pt" officeooo:rsid="000830b3" officeooo:paragraph-rsid="000830b3" style:font-size-asian="8pt" style:font-size-complex="8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.709cm" style:auto-text-indent="false"/>
      <style:text-properties style:font-name="Times New Roman" fo:font-size="8pt" officeooo:rsid="00083215" officeooo:paragraph-rsid="00083215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.709cm" style:auto-text-indent="false"/>
      <style:text-properties style:font-name="Times New Roman" fo:font-size="8pt" officeooo:rsid="000a1394" officeooo:paragraph-rsid="000a1394" style:font-size-asian="8pt" style:font-size-complex="8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.709cm" style:auto-text-indent="false"/>
      <style:text-properties style:font-name="Times New Roman" fo:font-size="8pt" fo:language="ru" fo:country="RU" officeooo:rsid="000830b3" officeooo:paragraph-rsid="000830b3" style:letter-kerning="false" style:font-size-asian="8pt" style:language-asian="ru" style:country-asian="RU" style:font-name-complex="Times New Roman1" style:font-size-complex="8pt" style:language-complex="ar" style:country-complex="SA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.709cm" style:auto-text-indent="false"/>
      <style:text-properties style:font-name="Times New Roman" fo:font-size="8pt" fo:language="ru" fo:country="RU" officeooo:rsid="000c4624" officeooo:paragraph-rsid="000c4624" style:letter-kerning="false" style:font-size-asian="8pt" style:language-asian="ru" style:country-asian="RU" style:font-name-complex="Times New Roman1" style:font-size-complex="8pt" style:language-complex="ar" style:country-complex="SA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.9cm" style:auto-text-indent="false" fo:background-color="transparent" style:writing-mode="lr-tb"/>
      <style:text-properties style:font-name="Times New Roman" fo:font-size="8pt" fo:language="ru" fo:country="RU" officeooo:rsid="000da55d" officeooo:paragraph-rsid="000f50e6" style:letter-kerning="false" style:font-size-asian="7pt" style:language-asian="ru" style:country-asian="RU" style:font-name-complex="Times New Roman1" style:font-size-complex="8pt" style:language-complex="ar" style:country-complex="SA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.9cm" style:auto-text-indent="false" fo:background-color="transparent" style:writing-mode="lr-tb"/>
      <style:text-properties style:font-name="Times New Roman" fo:font-size="8pt" fo:language="ru" fo:country="RU" officeooo:rsid="000f50e6" officeooo:paragraph-rsid="000f50e6" style:letter-kerning="false" style:font-size-asian="7pt" style:language-asian="ru" style:country-asian="RU" style:font-name-complex="Times New Roman1" style:font-size-complex="8pt" style:language-complex="ar" style:country-complex="SA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8pt" fo:language="ru" fo:country="RU" officeooo:rsid="00110749" officeooo:paragraph-rsid="00110749" style:letter-kerning="false" style:font-size-asian="7pt" style:language-asian="ru" style:country-asian="RU" style:font-name-complex="Times New Roman1" style:font-size-complex="8pt" style:language-complex="ar" style:country-complex="SA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0pt" fo:language="en" fo:country="US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0pt" fo:language="ru" fo:country="RU" officeooo:rsid="000da55d" officeooo:paragraph-rsid="000da55d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0pt" fo:language="ru" fo:country="RU" officeooo:rsid="000c4624" officeooo:paragraph-rsid="000c4624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0pt" fo:language="ru" fo:country="RU" officeooo:rsid="000a1394" officeooo:paragraph-rsid="000a1394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0pt" fo:language="ru" fo:country="RU" officeooo:rsid="000830b3" officeooo:paragraph-rsid="000830b3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0pt" fo:language="ru" fo:country="RU" officeooo:rsid="00110749" officeooo:paragraph-rsid="00110749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letter-kerning="false" style:language-asian="ru" style:country-asian="RU" style:language-complex="ar" style:country-complex="SA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.709cm" style:auto-text-indent="false">
        <style:tab-stops>
          <style:tab-stop style:position="0.824cm"/>
        </style:tab-stops>
      </style:paragraph-properties>
      <style:text-properties style:letter-kerning="false" style:language-asian="ru" style:country-asian="RU" style:language-complex="ar" style:country-complex="SA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.709cm" style:auto-text-indent="false"/>
      <style:text-properties fo:language="ru" fo:country="RU" style:letter-kerning="false" style:language-asian="ru" style:country-asian="RU" style:language-complex="ar" style:country-complex="SA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.709cm" style:auto-text-indent="false">
        <style:tab-stops>
          <style:tab-stop style:position="0.824cm"/>
        </style:tab-stops>
      </style:paragraph-properties>
      <style:text-properties fo:language="ru" fo:country="RU" officeooo:paragraph-rsid="000830b3" style:letter-kerning="false" style:language-asian="ru" style:country-asian="RU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Times New Roman" fo:font-size="10pt" fo:language="ru" fo:country="RU" officeooo:rsid="0012ac25" officeooo:paragraph-rsid="0012ac25" style:letter-kerning="false" style:font-size-asian="8.75pt" style:language-asian="ru" style:country-asian="RU" style:font-name-complex="Times New Roman1" style:font-size-complex="10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1pt" fo:language="ru" fo:country="RU" officeooo:rsid="0012cea6" officeooo:paragraph-rsid="0012cea6" style:letter-kerning="false" style:font-size-asian="11pt" style:language-asian="ru" style:country-asian="RU" style:font-name-complex="Times New Roman1" style:font-size-complex="11pt" style:language-complex="ar" style:country-complex="SA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101cm" style:auto-text-indent="false" fo:background-color="transparent" style:writing-mode="lr-tb"/>
      <style:text-properties style:font-name="Times New Roman" fo:font-size="8pt" fo:language="ru" fo:country="RU" officeooo:rsid="0012b2ad" officeooo:paragraph-rsid="0012b2ad" style:letter-kerning="false" style:font-size-asian="7pt" style:language-asian="ru" style:country-asian="RU" style:font-name-complex="Times New Roman1" style:font-size-complex="8pt" style:language-complex="ar" style:country-complex="SA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101cm" style:auto-text-indent="false" fo:background-color="transparent" style:writing-mode="lr-tb"/>
      <style:text-properties style:font-name="Times New Roman" fo:font-size="8pt" fo:language="ru" fo:country="RU" officeooo:rsid="0012cea6" officeooo:paragraph-rsid="0012cea6" style:letter-kerning="false" style:font-size-asian="7pt" style:language-asian="ru" style:country-asian="RU" style:font-name-complex="Times New Roman1" style:font-size-complex="8pt" style:language-complex="ar" style:country-complex="SA"/>
    </style:style>
    <style:style style:name="T1" style:family="text">
      <style:text-properties style:font-name="Times New Roman" fo:font-size="10pt" fo:language="en" fo:country="US" style:font-size-asian="10pt" style:font-name-complex="Times New Roman1" style:font-size-complex="10pt"/>
    </style:style>
    <style:style style:name="T2" style:family="text">
      <style:text-properties style:font-name="Times New Roman" fo:font-size="10pt" fo:language="ru" fo:country="RU" style:font-size-asian="10pt" style:font-name-complex="Times New Roman1" style:font-size-complex="10pt"/>
    </style:style>
    <style:style style:name="T3" style:family="text">
      <style:text-properties style:font-name="Times New Roman" fo:font-size="8pt" style:font-size-asian="8pt" style:font-name-complex="Times New Roman1" style:font-size-complex="8pt"/>
    </style:style>
    <style:style style:name="T4" style:family="text">
      <style:text-properties style:font-name="Times New Roman" fo:font-size="8pt" officeooo:rsid="000830b3" style:font-size-asian="8pt" style:font-name-complex="Times New Roman1" style:font-size-complex="8pt"/>
    </style:style>
    <style:style style:name="T5" style:family="text">
      <style:text-properties style:font-name="Times New Roman" fo:font-size="8pt" fo:language="en" fo:country="US" style:font-size-asian="8pt" style:font-name-complex="Times New Roman1" style:font-size-complex="8pt"/>
    </style:style>
    <style:style style:name="T6" style:family="text">
      <style:text-properties style:font-name="Times New Roman" fo:font-size="8pt" fo:language="ru" fo:country="RU" style:font-size-asian="8pt" style:font-name-complex="Times New Roman1" style:font-size-complex="8pt"/>
    </style:style>
    <style:style style:name="T7" style:family="text">
      <style:text-properties style:font-name="Times New Roman" fo:font-size="8pt" fo:language="ru" fo:country="RU" officeooo:rsid="000830b3" style:font-size-asian="8pt" style:font-name-complex="Times New Roman1" style:font-size-complex="8pt"/>
    </style:style>
    <style:style style:name="T8" style:family="text">
      <style:text-properties fo:language="ru" fo:country="RU" style:letter-kerning="false" style:language-asian="ru" style:country-asian="RU" style:font-name-complex="Times New Roman1" style:language-complex="ar" style:country-complex="SA"/>
    </style:style>
    <style:style style:name="T9" style:family="text">
      <style:text-properties fo:language="ru" fo:country="RU" officeooo:rsid="000830b3" style:letter-kerning="false" style:language-asian="ru" style:country-asian="RU" style:font-name-complex="Times New Roman1" style:language-complex="ar" style:country-complex="SA"/>
    </style:style>
    <style:style style:name="T10" style:family="text">
      <style:text-properties fo:language="ru" fo:country="RU" officeooo:rsid="00083215" style:letter-kerning="false" style:language-asian="ru" style:country-asian="RU" style:font-name-complex="Times New Roman1" style:language-complex="ar" style:country-complex="SA"/>
    </style:style>
    <style:style style:name="T11" style:family="text">
      <style:text-properties fo:font-variant="normal" fo:text-transform="none" fo:color="#333333" loext:opacity="100%" fo:letter-spacing="normal" fo:font-style="normal" fo:font-weight="normal"/>
    </style:style>
    <style:style style:name="T12" style:family="text">
      <style:text-properties fo:font-variant="normal" fo:text-transform="none" fo:color="#333333" loext:opacity="100%" fo:letter-spacing="normal" fo:font-style="normal" fo:font-weight="normal" officeooo:rsid="000830b3"/>
    </style:style>
    <style:style style:name="T13" style:family="text">
      <style:text-properties fo:font-variant="normal" fo:text-transform="none" fo:color="#333333" loext:opacity="100%" fo:letter-spacing="normal" fo:font-style="normal" fo:font-weight="normal" officeooo:rsid="00083215"/>
    </style:style>
    <style:style style:name="T14" style:family="text">
      <style:text-properties officeooo:rsid="000f50e6"/>
    </style:style>
    <style:style style:name="T15" style:family="text">
      <style:text-properties officeooo:rsid="0011f849"/>
    </style:style>
    <style:style style:name="T16" style:family="text">
      <style:text-properties officeooo:rsid="0012ce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Ход практики.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1"><text:span text:style-name="T2">Дата</text:span><text:span text:style-name="T1">:</text:span></text:p>
          </table:table-cell>
          <table:table-cell table:style-name="Таблица1.A1" office:value-type="string">
            <text:p text:style-name="P21"><text:span text:style-name="T2">Выполненные работы</text:span><text:span text:style-name="T1">:</text:span></text:p>
          </table:table-cell>
          <table:table-cell table:style-name="Таблица1.A1" office:value-type="string">
            <text:p text:style-name="P21"><text:span text:style-name="T2">Подпись руководителя практики</text:span><text:span text:style-name="T1">:</text:span></text:p>
          </table:table-cell>
          <table:table-cell table:style-name="Таблица1.A1" office:value-type="string">
            <text:p text:style-name="P21"><text:span text:style-name="T2">Примечания</text:span><text:span text:style-name="T1">:</text:span></text:p>
          </table:table-cell>
        </table:table-row>
        <table:table-row table:style-name="Таблица1.2">
          <table:table-cell table:style-name="Таблица1.A1" office:value-type="string">
            <text:p text:style-name="P15">1.12.2022</text:p>
          </table:table-cell>
          <table:table-cell table:style-name="Таблица1.A1" office:value-type="string">
            <text:p text:style-name="P23"><text:span text:style-name="T3">Ознакомил</text:span><text:span text:style-name="T4">ся</text:span><text:span text:style-name="T3"> с инструкции по охране труда, пожарной и электробезопасности установленными на территории колледжа.</text:span></text:p>
            <text:p text:style-name="P23"><text:span text:style-name="T4">Ознакомился с </text:span><text:span text:style-name="T3">ГОСТ</text:span><text:span text:style-name="T4">ом</text:span><text:span text:style-name="T3"> 34.320-96 - концепции <text:s/>и <text:s/>терминология <text:s/>для концептуальной схемы <text:s/>и <text:s/>информационной <text:s/>базы. Данный ГОСТ определяет роль концептуальной схемы и устанавливает основные понятия и термины концептуальных схем.</text:span></text:p>
            <text:p text:style-name="P24"><text:span text:style-name="T4">Ознакомился с </text:span><text:span text:style-name="T3">ГОСТ</text:span><text:span text:style-name="T4">ом</text:span><text:span text:style-name="T3"> 34.321-96 – Информационные технологии. Система стандартов по базам данных. Эталонная модель управления данными. Данный ГОСТ устанавливает эталонную модель. Такая модель определяет общую терминологию и понятия относящуюся к данным информационных систем. Управление данными в данном стандарте будет касаться организации и управления постоянными данными.</text:span></text:p>
            <text:p text:style-name="P22"><text:span text:style-name="T6">Изучил и разобрал понятие </text:span><text:span text:style-name="T5">UML</text:span><text:span text:style-name="T6"> и все тонкости работы с ним. Разобрал диаграммы: вариантов использования, последовательностей, классов, коммуникаций, состояний, деятельности и выделили их классы.</text:span></text:p>
            <text:p text:style-name="P22"><text:span text:style-name="T6">Ознакомил</text:span><text:span text:style-name="T7">ся</text:span><text:span text:style-name="T6"> с программой </text:span><text:span text:style-name="T5">StartUML</text:span><text:span text:style-name="T6">. Особенности данной программы заключа</text:span><text:span text:style-name="T7">ю</text:span><text:span text:style-name="T6">тся в том, что она точно соответствует стандарту </text:span><text:span text:style-name="T5">UML</text:span><text:span text:style-name="T6">, открытый формат программной модели и т.д. Узнал об основных концепциях и системных требованиях.</text:span></text:p>
            <text:p text:style-name="P3"/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19">2.12.2022</text:p>
          </table:table-cell>
          <table:table-cell table:style-name="Таблица1.A1" office:value-type="string">
            <text:p text:style-name="P5"><text:span text:style-name="T9">Ознакомился с </text:span><text:span text:style-name="T10">локальным веб-сервером</text:span><text:span text:style-name="T9"> AMPPS. </text:span><text:span text:style-name="T10">Который представляет из себя</text:span><text:span text:style-name="T11"> </text:span><text:span text:style-name="T13">совокупность программных технологий</text:span><text:span text:style-name="T11"> <text:s/>Apache, MySQL, MongoDB, PHP, Perl &amp; Python для Windows, Linux и Mac. </text:span><text:span text:style-name="T12">Произвел настройку Appache, MySQL.</text:span></text:p>
            <text:p text:style-name="P7"><text:span text:style-name="T12">О</text:span><text:span text:style-name="T11">знакомился с материалом по основам реалиционных баз данных. </text:span></text:p>
            <text:p text:style-name="P6"><text:span text:style-name="T11">Ознакомил</text:span><text:span text:style-name="T13">ся</text:span><text:span text:style-name="T11"> со скриптовым языком программирования PHP, полученные новые теоретические знания применил на практике, создав тестовый скрипт на языке PHP.</text:span></text:p>
            <text:p text:style-name="P9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18">3.12.2022</text:p>
          </table:table-cell>
          <table:table-cell table:style-name="Таблица1.A1" office:value-type="string">
            <text:p text:style-name="P8"><text:span text:style-name="T9">И</text:span><text:span text:style-name="T8">зучил <text:s/>HTTP-методы GET и POST, применил их на практике при обработки формы «регистрация участников», получил ответ и вывел его на страницу пользователю.</text:span>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17">5.12.2022</text:p>
          </table:table-cell>
          <table:table-cell table:style-name="Таблица1.A1" office:value-type="string">
            <text:p text:style-name="P10">Изучил теоретические сведения о сессии и cookie в PHP. <text:s/>Создал тестовую форму авторизации и использовал глобальную переменную $_SESSION <text:s/>для хранения данных пользователя. Вывел значение из хранилища на экран пользователю. Изучил методы для работы с файлами и применил полученные теоретические навыки на практике. 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16">06.12.2022</text:p>
          </table:table-cell>
          <table:table-cell table:style-name="Таблица1.A1" office:value-type="string">
            <text:p text:style-name="P11">Ознакомился с руководством по работе с MySQL . <text:s/>Создал пользователя, выдал новому пользователю необходимые привилегии для работы с <text:s text:c="2"/>MySQL. Создал тестовую базу данных, в которой <text:span text:style-name="T14">на практике реализовал в MySQL <text:s/>следующие операции с базами данных:</text:span></text:p>
            <text:p text:style-name="P12">1)создание таблиц;</text:p>
            <text:p text:style-name="P12">2)добавление данных в таблицы;</text:p>
            <text:p text:style-name="P12">3)создание связей между таблицами;</text:p>
            <text:p text:style-name="P12">4)вывод данных из таблиц;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20">07.12.2022</text:p>
          </table:table-cell>
          <table:table-cell table:style-name="Таблица1.A1" office:value-type="string">
            <text:p text:style-name="P13">Ознакомился с 4 основными базовыми функциями(чтение, удаление, создание и <text:span text:style-name="T15">обновление</text:span>) MySQL, научился связыванию таблиц, <text:span text:style-name="T15">а также создал сценарий PHP, который выполняет подключение к базе данных </text:span>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8">
          <table:table-cell table:style-name="Таблица1.A1" office:value-type="string">
            <text:p text:style-name="P25">8.12.2022</text:p>
          </table:table-cell>
          <table:table-cell table:style-name="Таблица1.A1" office:value-type="string">
            <text:p text:style-name="P27">В ходе выполнения практических заданий познакомился с хранимыми процедурами в MySQL, научился их создавать с помощью <text:span text:style-name="T16">sql-</text:span>запроса и графического интерфейса phpmyadmin, <text:span text:style-name="T16">а также вызывать их . Процедуры являются аналогами функции в других языках программировании, они позволяют автоматизировать некоторые действия над данными, что значительно упрощает работу с базой данных. </text:span></text:p>
            <text:p text:style-name="P28">Также в рамках задания был создан шаблон страницы <text:s/>PHP — сайта .</text:p>
          </table:table-cell>
          <table:table-cell table:style-name="Таблица1.A1" office:value-type="string">
            <text:p text:style-name="P26">т</text:p>
          </table:table-cell>
          <table:table-cell table:style-name="Таблица1.A1" office:value-type="string">
            <text:p text:style-name="P4"/>
          </table:table-cell>
        </table:table-row>
      </table:table>
      <text:p text:style-name="P2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тудент</meta:initial-creator>
    <meta:editing-cycles>9</meta:editing-cycles>
    <meta:creation-date>2022-12-01T14:00:00</meta:creation-date>
    <dc:date>2022-12-08T13:19:24.041876521</dc:date>
    <meta:editing-duration>PT42M20S</meta:editing-duration>
    <meta:generator>LibreOffice/7.3.7.2$Linux_X86_64 LibreOffice_project/30$Build-2</meta:generator>
    <meta:document-statistic meta:table-count="1" meta:image-count="0" meta:object-count="0" meta:page-count="2" meta:paragraph-count="31" meta:word-count="407" meta:character-count="3138" meta:non-whitespace-character-count="2741"/>
    <meta:user-defined meta:name="AppVersion">12.0000</meta:user-defined>
    <meta:template xlink:type="simple" xlink:actuate="onRequest" xlink:title="Normal" xlink:href=""/>
  </office:meta>
</office:document-meta>
</file>